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fo:font-size="12pt" style:font-size-asian="12pt" style:font-size-complex="12pt" fo:language="bg" fo:country="BG"/>
    </style:style>
    <style:style style:name="T3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bg" fo:country="BG"/>
    </style:style>
    <style:style style:name="P4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5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2pt" style:font-size-asian="12pt" style:font-size-complex="12pt" fo:language="bg" fo:country="BG"/>
    </style:style>
    <style:style style:name="P6" style:parent-style-name="Normal" style:family="paragraph">
      <style:paragraph-properties fo:text-align="center"/>
    </style:style>
    <style:style style:name="T7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bg" fo:country="BG"/>
    </style:style>
    <style:style style:name="T8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9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bg" fo:country="BG"/>
    </style:style>
    <style:style style:name="P10" style:parent-style-name="Normal" style:family="paragraph">
      <style:paragraph-properties fo:line-height="100%"/>
    </style:style>
    <style:style style:name="T11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bg" fo:country="BG"/>
    </style:style>
    <style:style style:name="T12" style:parent-style-name="DefaultParagraphFont" style:family="text">
      <style:text-properties style:font-name="Times New Roman" fo:font-size="12pt" style:font-size-asian="12pt" style:font-size-complex="12pt" fo:language="bg" fo:country="BG"/>
    </style:style>
    <style:style style:name="T13" style:parent-style-name="DefaultParagraphFont" style:family="text">
      <style:text-properties style:font-name="Times New Roman" fo:font-size="12pt" style:font-size-asian="12pt" style:font-size-complex="12pt" fo:language="bg" fo:country="BG"/>
    </style:style>
    <style:style style:name="P14" style:parent-style-name="Normal" style:family="paragraph">
      <style:paragraph-properties fo:line-height="100%" fo:text-indent="0.5in"/>
      <style:text-properties style:font-name="Times New Roman" fo:font-size="12pt" style:font-size-asian="12pt" style:font-size-complex="12pt" fo:language="bg" fo:country="BG"/>
    </style:style>
    <style:style style:name="P15" style:parent-style-name="Normal" style:family="paragraph">
      <style:paragraph-properties fo:line-height="100%" fo:text-indent="0.5in"/>
    </style:style>
    <style:style style:name="T16" style:parent-style-name="DefaultParagraphFont" style:family="text">
      <style:text-properties style:font-name="Times New Roman" fo:font-size="12pt" style:font-size-asian="12pt" style:font-size-complex="12pt" fo:language="bg" fo:country="BG"/>
    </style:style>
    <style:style style:name="T17" style:parent-style-name="DefaultParagraphFont" style:family="text">
      <style:text-properties style:font-name="Times New Roman" fo:font-size="12pt" style:font-size-asian="12pt" style:font-size-complex="12pt" fo:language="bg" fo:country="BG"/>
    </style:style>
    <style:style style:name="P18" style:parent-style-name="Normal" style:family="paragraph">
      <style:paragraph-properties fo:line-height="100%" fo:text-indent="0.5in"/>
    </style:style>
    <style:style style:name="T19" style:parent-style-name="DefaultParagraphFont" style:family="text">
      <style:text-properties style:font-name="Times New Roman" fo:font-size="12pt" style:font-size-asian="12pt" style:font-size-complex="12pt" fo:language="bg" fo:country="BG"/>
    </style:style>
    <style:style style:name="T20" style:parent-style-name="DefaultParagraphFont" style:family="text">
      <style:text-properties style:font-name="Times New Roman" fo:font-size="12pt" style:font-size-asian="12pt" style:font-size-complex="12pt" fo:language="bg" fo:country="BG"/>
    </style:style>
    <style:style style:name="P21" style:parent-style-name="Normal" style:family="paragraph">
      <style:paragraph-properties fo:line-height="100%" fo:text-indent="0.5in"/>
      <style:text-properties style:font-name="Times New Roman" fo:font-size="12pt" style:font-size-asian="12pt" style:font-size-complex="12pt" fo:language="bg" fo:country="BG"/>
    </style:style>
    <style:style style:name="P22" style:parent-style-name="Normal" style:family="paragraph">
      <style:paragraph-properties fo:line-height="100%" fo:text-indent="0.5in"/>
      <style:text-properties style:font-name="Times New Roman" fo:font-size="12pt" style:font-size-asian="12pt" style:font-size-complex="12pt" fo:language="bg" fo:country="BG"/>
    </style:style>
    <style:style style:name="P23" style:parent-style-name="Normal" style:family="paragraph">
      <style:paragraph-properties fo:line-height="100%" fo:text-indent="0.5in"/>
    </style:style>
    <style:style style:name="T24" style:parent-style-name="DefaultParagraphFont" style:family="text">
      <style:text-properties style:font-name="Times New Roman" fo:font-size="12pt" style:font-size-asian="12pt" style:font-size-complex="12pt" fo:language="bg" fo:country="BG"/>
    </style:style>
    <style:style style:name="P25" style:parent-style-name="Normal" style:family="paragraph">
      <style:paragraph-properties fo:line-height="100%" fo:text-indent="0.5in"/>
    </style:style>
    <style:style style:name="T26" style:parent-style-name="DefaultParagraphFont" style:family="text">
      <style:text-properties style:font-name="Times New Roman" fo:font-size="12pt" style:font-size-asian="12pt" style:font-size-complex="12pt" fo:language="bg" fo:country="BG"/>
    </style:style>
    <style:style style:name="T27" style:parent-style-name="DefaultParagraphFont" style:family="text">
      <style:text-properties style:font-name="Times New Roman" fo:font-size="12pt" style:font-size-asian="12pt" style:font-size-complex="12pt"/>
    </style:style>
    <style:style style:name="T28" style:parent-style-name="DefaultParagraphFont" style:family="text">
      <style:text-properties style:font-name="Times New Roman" fo:font-size="12pt" style:font-size-asian="12pt" style:font-size-complex="12pt" fo:language="bg" fo:country="BG"/>
    </style:style>
    <style:style style:name="T29" style:parent-style-name="DefaultParagraphFont" style:family="text">
      <style:text-properties style:font-name="Times New Roman" fo:font-size="12pt" style:font-size-asian="12pt" style:font-size-complex="12pt" fo:language="bg" fo:country="BG"/>
    </style:style>
    <style:style style:name="P30" style:parent-style-name="Normal" style:family="paragraph">
      <style:paragraph-properties fo:line-height="100%" fo:text-indent="0.5in"/>
    </style:style>
    <style:style style:name="T31" style:parent-style-name="DefaultParagraphFont" style:family="text">
      <style:text-properties style:font-name="Times New Roman" fo:font-size="12pt" style:font-size-asian="12pt" style:font-size-complex="12pt" fo:language="bg" fo:country="BG"/>
    </style:style>
    <style:style style:name="P32" style:parent-style-name="Normal" style:family="paragraph">
      <style:paragraph-properties fo:line-height="100%" fo:text-indent="0.5in"/>
    </style:style>
  </office:automatic-styles>
  <office:body>
    <office:text text:use-soft-page-breaks="true">
      <text:p text:style-name="P1"><text:span text:style-name="T2"><text:s text:c="3"/></text:span><text:bookmark-start text:name="_Hlk164280830"/><text:span text:style-name="T3">„Аз искам да бъда свободен навсякъде и всякога“ – Петко Каравелов<text:s/></text:span></text:p>
      <text:p text:style-name="P4"><text:bookmark-end text:name="_Hlk164280830"/></text:p>
      <text:p text:style-name="P5">Габриела Петрова Стефанова</text:p>
      <text:p text:style-name="P6"><text:span text:style-name="T7">СУ “Йордан Йовков“ гр. Сливен<text:s/></text:span><text:span text:style-name="T8">9.a</text:span><text:span text:style-name="T9"><text:s/>клас</text:span></text:p>
      <text:p text:style-name="P10"><text:span text:style-name="T11"><text:tab/></text:span><text:bookmark-start text:name="_Hlk164280846"/><text:span text:style-name="T12">Свободата е нашият избор, благодарение на който носим отговорността за постъпките си. Тя е<text:s/></text:span><text:span text:style-name="T13">способността ни да преценим „за“ или „против“ дадено действие, преди да го предприемем.</text:span></text:p>
      <text:p text:style-name="P14">Какво е свободата за Петко Каравелов? Едно от най-важните му послания към поколенията е стремежът и жаждата към свобода. Това се отразява в неговите творби и публицистика. Той е ръководна фигура в процеса на формиране и развитие на политическия живот в България след Освобождението.</text:p>
      <text:p text:style-name="P15"><text:span text:style-name="T16">Подписът му „Аз искам да бъда свободен навсякъде и всякога“ не само отразява неговия светоглед, но и става символ на стремежа на българския народ към освобождение и независимост. За Каравелов, свободата е висша ценност, която присъства във всеки етап от човешкия живот. Той вярва, че е нещо, което трябва да бъде извоювано, не само във времена на битки за независимост, но и в ежедневието ни. Далновидност, принципност и постоянство – тези черти, характерни единствено за добрите и умели държавници, определят на</text:span><text:span text:style-name="T17">пълно личността на Каравелов.<text:s/></text:span></text:p>
      <text:p text:style-name="P18"><text:span text:style-name="T19">Според мен свободата се изразява както в правото на личен избор, така и в начина, по който всеки от нас разкрива своята личност. Понякога просто е нужно да вярваме силно и да искаме нещо истински, за да го получим. Колкото по-различен и уникален е един човек и колкото повече е отворен към света, толкова по-голяма свобода има той. Тя е състояние на духа, способността всеки сам да прави своите избори. Ако човек иска да бъде свободен, той първо трябва да знае същността на тази идея. Животът е прекалено кратък,</text:span><text:span text:style-name="T20"><text:s/>за да опитаме от всичко, но е достатъчен да постигнем целите си, защото сме свободни.</text:span></text:p>
      <text:p text:style-name="P21">Свободата, както мисли и Каравелов, е не само политическо понятие, но и морален принцип и човешка ценност. Той вярва, че всеки човек трябва да живее според собствените си убеждения и да има право сам да избира своя път, без да бъде упрекван и ограничаван. Затова е важно да осъзнаем, че свободата е не само дълг към нас самите, но и към обществото.<text:s/></text:p>
      <text:p text:style-name="P22">„Най-добрият лек за повечето, ако не за всички злини, е свободата.“ – казва още авторът. Тя е олицетворение на безгранична мисъл. Човекът е свободен да се бори или да се примири. Свободен да отстоява личните си права или да позволи на някой друг да го прави вместо него. Свободата е избор.<text:s/></text:p>
      <text:p text:style-name="P23"><text:span text:style-name="T24">Петко Каравелов не се притеснява да изразява своята позиция по дадена тема, дори и това да води до последствия за самия него. Той е от онези светли примери в политиката за човек, отдал работата си на родината, вярвайки, че нещата ще тръгнат в правилната посока.</text:span></text:p>
      <text:p text:style-name="P25"><text:bookmark-end text:name="_Hlk164280846"/><text:span text:style-name="T26">Аз мисля, че свободата е способността на човека да избира. Тя е неограниченост на волята, духа, действията, мислите и чувствата. Ние решаваме кои и какви да бъдем. Личната ни свобода е наш избор.</text:span><text:span text:style-name="T27"><text:s/></text:span><text:span text:style-name="T28">За всеки тя е различна. Аз се чувствам свободна, защото заявявам мнението си без да наранявам достойнството на някого. Правя това, което мисля, че е в полза на другите, стремя се да бъда добра към всеки. Моята свобода свършва там, където започва тази на другите. Защото тя има граница, деляща я със слободията. Неуважението и незачитането на друга гледна точка, пренебрежението и грубото отношение на някого са слободия, която често е възприемана като свобода. Да правим каквото си искаме е лесно, но носим после</text:span><text:span text:style-name="T29">дствията, независимо дали са положителни или отрицателни.<text:s/></text:span></text:p>
      <text:p text:style-name="P30"><text:span text:style-name="T31">Свободата, според мен, е не само висша ценност, но и бреме, с което не всеки може да се справи. Всички се стремим към нея, но не всеки е достатъчно зрял, за да бъде свободен.</text:span></text:p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Габриела П. Стефанова</meta:initial-creator>
    <dc:creator>Габриела П. Стефанова</dc:creator>
    <meta:creation-date>2024-04-20T07:02:00Z</meta:creation-date>
    <dc:date>2024-04-20T07:02:00Z</dc:date>
    <meta:print-date>2024-04-11T04:22:00Z</meta:print-date>
    <meta:template xlink:href="Normal.dotm" xlink:type="simple"/>
    <meta:editing-cycles>2</meta:editing-cycles>
    <meta:editing-duration>PT0S</meta:editing-duration>
    <meta:document-statistic meta:page-count="1" meta:paragraph-count="7" meta:word-count="535" meta:character-count="3581" meta:row-count="25" meta:non-whitespace-character-count="3053"/>
  </office:meta>
</office:document-meta>
</file>